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000000030813FE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257in" fo:margin-left="-0.0243in" table:align="left" style:writing-mode="lr-tb"/>
    </style:style>
    <style:style style:name="Tabelle1.A" style:family="table-column">
      <style:table-column-properties style:column-width="3.3229in"/>
    </style:style>
    <style:style style:name="Tabelle1.B" style:family="table-column">
      <style:table-column-properties style:column-width="3.3028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2" style:family="table">
      <style:table-properties style:width="6.6257in" fo:margin-left="-0.0243in" table:align="left" style:writing-mode="lr-tb"/>
    </style:style>
    <style:style style:name="Tabelle2.A" style:family="table-column">
      <style:table-column-properties style:column-width="0.6694in"/>
    </style:style>
    <style:style style:name="Tabelle2.C" style:family="table-column">
      <style:table-column-properties style:column-width="4.3903in"/>
    </style:style>
    <style:style style:name="Tabelle2.D" style:family="table-column">
      <style:table-column-properties style:column-width="0.8965in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3" style:family="table">
      <style:table-properties style:width="6.6063in" table:align="left" style:writing-mode="lr-tb"/>
    </style:style>
    <style:style style:name="Tabelle3.A" style:family="table-column">
      <style:table-column-properties style:column-width="1.6736in"/>
    </style:style>
    <style:style style:name="Tabelle3.B" style:family="table-column">
      <style:table-column-properties style:column-width="4.9326in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elle4" style:family="table">
      <style:table-properties style:width="6.6063in" table:align="left" style:writing-mode="lr-tb"/>
    </style:style>
    <style:style style:name="Tabelle4.A" style:family="table-column">
      <style:table-column-properties style:column-width="1.6736in"/>
    </style:style>
    <style:style style:name="Tabelle4.B" style:family="table-column">
      <style:table-column-properties style:column-width="4.9326in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el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UseCase" style:family="table">
      <style:table-properties style:width="6.4958in" table:align="margins" fo:keep-with-next="always" style:writing-mode="lr-tb"/>
    </style:style>
    <style:style style:name="UseCase.A" style:family="table-column">
      <style:table-column-properties style:column-width="3.2479in" style:rel-column-width="32767*"/>
    </style:style>
    <style:style style:name="UseCase.B" style:family="table-column">
      <style:table-column-properties style:column-width="3.2479in" style:rel-column-width="32768*"/>
    </style:style>
    <style:style style:name="UseCase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UseCase.B1" style:family="table-cell">
      <style:table-cell-properties fo:background-color="#e6e6e6" fo:padding="0.0382in" fo:border="0.0007in solid #000000">
        <style:background-image/>
      </style:table-cell-properties>
    </style:style>
    <style:style style:name="UseCase.A2" style:family="table-cell">
      <style:table-cell-properties fo:padding="0.0382in" fo:border-left="0.0007in solid #000000" fo:border-right="none" fo:border-top="none" fo:border-bottom="0.0007in solid #000000"/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margin-left="0.9846in" fo:margin-right="0.9839in" fo:text-align="center" style:justify-single-word="false" fo:text-indent="0in" style:auto-text-indent="false" fo:padding="0in" fo:border="none">
        <style:tab-stops/>
      </style:paragraph-properties>
      <style:text-properties fo:language="en" fo:country="GB"/>
    </style:style>
    <style:style style:name="P2" style:family="paragraph" style:parent-style-name="Header">
      <style:paragraph-properties fo:padding="0in" fo:border="non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language="en" fo:country="GB"/>
    </style:style>
    <style:style style:name="P5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Header_20__28_user_29_">
      <style:paragraph-properties style:snap-to-layout-grid="false"/>
      <style:text-properties style:text-underline-style="solid" style:text-underline-width="auto" style:text-underline-color="font-color"/>
    </style:style>
    <style:style style:name="P8" style:family="paragraph" style:parent-style-name="Header_20__28_user_29_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9" style:family="paragraph" style:parent-style-name="Header_20__28_user_29_">
      <style:paragraph-properties fo:text-align="end" style:justify-single-word="false"/>
    </style:style>
    <style:style style:name="P10" style:family="paragraph" style:parent-style-name="Header_20__28_user_29_">
      <style:paragraph-properties fo:text-align="end" style:justify-single-word="false" style:snap-to-layout-grid="false"/>
    </style:style>
    <style:style style:name="P11" style:family="paragraph" style:parent-style-name="Heading_20_B">
      <style:paragraph-properties fo:margin-left="0.4528in" fo:margin-right="0in" fo:text-indent="0in" style:auto-text-indent="false"/>
      <style:text-properties fo:language="en" fo:country="GB"/>
    </style:style>
    <style:style style:name="P12" style:family="paragraph" style:parent-style-name="Heading_20_A">
      <style:paragraph-properties fo:margin-left="0.4528in" fo:margin-right="0in" fo:text-indent="0in" style:auto-text-indent="false"/>
      <style:text-properties fo:language="en" fo:country="GB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itle">
      <style:text-properties fo:language="en" fo:country="GB"/>
    </style:style>
    <style:style style:name="P15" style:family="paragraph" style:parent-style-name="Text_20_body_20_indent">
      <style:paragraph-properties style:snap-to-layout-grid="false"/>
      <style:text-properties fo:language="en" fo:country="GB"/>
    </style:style>
    <style:style style:name="P16" style:family="paragraph" style:parent-style-name="Subtitle">
      <style:text-properties fo:language="en" fo:country="GB"/>
    </style:style>
    <style:style style:name="P17" style:family="paragraph" style:parent-style-name="Table_20_Text">
      <style:paragraph-properties style:snap-to-layout-grid="false"/>
      <style:text-properties fo:language="en" fo:country="GB"/>
    </style:style>
    <style:style style:name="P18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19" style:family="paragraph" style:parent-style-name="Table_20_Text">
      <style:paragraph-properties style:snap-to-layout-grid="false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Heading_20_1">
      <style:paragraph-properties fo:break-before="page"/>
      <style:text-properties fo:language="en" fo:country="GB"/>
    </style:style>
    <style:style style:name="P23" style:family="paragraph" style:parent-style-name="Heading_20_1" style:master-page-name="Konvert_20_1">
      <style:paragraph-properties style:page-number="auto"/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er">
      <style:paragraph-properties fo:margin-left="0in" fo:margin-right="-0.0008in" fo:text-align="start" style:justify-single-word="false" fo:text-indent="0.9846in" style:auto-text-indent="false">
        <style:tab-stops>
          <style:tab-stop style:position="1.6898in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4957in" style:type="right" style:leader-style="dotted" style:leader-text="."/>
          <style:tab-stop style:position="6.4965in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57in" style:type="right" style:leader-style="dotted" style:leader-text="."/>
          <style:tab-stop style:position="6.4965in" style:leader-style="dotted" style:leader-text="."/>
        </style:tab-stops>
      </style:paragraph-properties>
    </style:style>
    <style:style style:name="P28" style:family="paragraph" style:parent-style-name="Title" style:master-page-name="Standard">
      <style:paragraph-properties style:page-number="auto"/>
      <style:text-properties fo:language="en" fo:country="GB"/>
    </style:style>
    <style:style style:name="T1" style:family="text">
      <style:text-properties fo:font-size="12pt" fo:language="en" fo:country="GB" fo:font-weight="bold" style:font-size-asian="12pt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ff" fo:language="en" fo:country="GB" fo:font-style="italic" style:font-style-asian="italic"/>
    </style:style>
    <style:style style:name="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4"/>
      <text:p text:style-name="P14"/>
      <text:p text:style-name="P14"/>
      <text:p text:style-name="P14"/>
      <text:p text:style-name="P14"/>
      <text:p text:style-name="P14"/>
      <text:p text:style-name="P14"><text:title>Title</text:title></text:p>
      <text:p text:style-name="P14"><text:bookmark-ref text:reference-format="text" text:ref-name="prop_Text1"/><text:subject>Subject</text:subject></text:p>
      <text:p text:style-name="P14"><text:user-defined style:data-style-name="N0" text:name="Version">V1.0.0A</text:user-defined><text:bookmark-ref text:reference-format="text" text:ref-name="prop_Text2"/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-start text:name="LAuthor"/>Author:<text:bookmark-end text:name="LAuthor"/> <text:bookmark-start text:name="prop_Author"/><text:initial-creator>Giuseppe Platania</text:initial-creator><text:bookmark-end text:name="prop_Author"/></text:p>
      <text:p text:style-name="P16">Owner: <text:bookmark-ref text:reference-format="text" text:ref-name="LOwner">Owner:</text:bookmark-ref> </text:p>
      <text:p text:style-name="P16"><text:bookmark-start text:name="Lcustomer"/>Customer:<text:bookmark-end text:name="Lcustomer"/> <text:user-defined style:data-style-name="N0" text:name="customer">IBM</text:user-defined></text:p>
      <text:p text:style-name="P4"/>
      <text:p text:style-name="P4"/>
      <text:p text:style-name="P4"/>
      <text:p text:style-name="P4"/>
      <text:p text:style-name="P4"><text:bookmark-ref text:reference-format="text" text:ref-name="prop_SecCust"> </text:bookmark-ref><text:bookmark-ref text:reference-format="text" text:ref-name="prop_SecAnd"/><text:bookmark-ref text:reference-format="text" text:ref-name="prop_SecComp"/></text:p>
      <text:p text:style-name="P4"/>
      <text:p text:style-name="P12"><text:bookmark-start text:name="TDocumentHistory"/><text:soft-page-break/>Document History<text:bookmark-end text:name="TDocumentHistory"/></text:p>
      <text:p text:style-name="P11"><text:bookmark-start text:name="TDocumentLocation"/>Document Location<text:bookmark-end text:name="TDocumentLocation"/></text:p>
      <text:p text:style-name="P13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2">The source of the document will be found in</text:span><text:bookmark-end text:name="TDocumentSource"/><text:span text:style-name="T2"> </text:span><text:span text:style-name="T2"><text:file-name text:display="full">/home/eeadmin/Documents/my projects/Olympos/scr/trunk/olympos/chronos/Projecttemplate/docs/texts/Olympos_complete_Analysis_Documentation_template.odt</text:file-name></text:span><text:span text:style-name="T2"> </text:span></text:p>
      <text:p text:style-name="P11"><text:bookmark-start text:name="TRevisionHistory"/>Revision History<text:bookmark-end text:name="TRevisionHistory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7"><text:bookmark-start text:name="TDateOfThisRevision"/>Date of this revision<text:bookmark-end text:name="TDateOfThisRevision"/>: <text:bookmark-ref text:reference-format="text" text:ref-name="prop_Date">Error: Reference source not found</text:bookmark-ref></text:p>
          </table:table-cell>
          <table:table-cell table:style-name="Tabelle1.B1" office:value-type="string">
            <text:p text:style-name="P19"><text:bookmark-start text:name="TDateOfNextRevision"/><text:span text:style-name="T2">Date of next revision</text:span><text:bookmark-end text:name="TDateOfNextRevision"/><text:span text:style-name="T2"> <text:s text:c="3"/></text:span><text:span text:style-name="T5">(date)</text:span></text:p>
          </table:table-cell>
        </table:table-row>
      </table:table>
      <text:p text:style-name="P3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7"><text:bookmark-start text:name="TRevisionNumber"/>Revision Number<text:bookmark-end text:name="TRevisionNumber"/></text:p>
          </table:table-cell>
          <table:table-cell table:style-name="Tabelle2.A1" office:value-type="string">
            <text:p text:style-name="P17"><text:bookmark-start text:name="TRevisionDate"/>Revision Date<text:bookmark-end text:name="TRevisionDate"/></text:p>
          </table:table-cell>
          <table:table-cell table:style-name="Tabelle2.A1" office:value-type="string">
            <text:p text:style-name="P17"><text:bookmark-start text:name="TSummaryOfChanges"/>Summary of Changes<text:bookmark-end text:name="TSummaryOfChanges"/></text:p>
          </table:table-cell>
          <table:table-cell table:style-name="Tabelle2.D1" office:value-type="string">
            <text:p text:style-name="P17"><text:bookmark-start text:name="TChangesMarked"/>Changes marked<text:bookmark-end text:name="TChangesMarked"/></text:p>
          </table:table-cell>
        </table:table-row>
        <table:table-row table:style-name="Tabelle2.1">
          <table:table-cell table:style-name="Tabelle2.A1" office:value-type="string">
            <text:p text:style-name="P18">(#)</text:p>
          </table:table-cell>
          <table:table-cell table:style-name="Tabelle2.A1" office:value-type="string">
            <text:p text:style-name="P18">(-)</text:p>
          </table:table-cell>
          <table:table-cell table:style-name="Tabelle2.A1" office:value-type="string">
            <text:p text:style-name="P17">(Describe change)</text:p>
          </table:table-cell>
          <table:table-cell table:style-name="Tabelle2.D1" office:value-type="string">
            <text:p text:style-name="P18">(N)</text:p>
          </table:table-cell>
        </table:table-row>
      </table:table>
      <text:p text:style-name="P11"><text:bookmark-start text:name="TApprovals"/>Approvals<text:bookmark-end text:name="TApprovals"/></text:p>
      <text:p text:style-name="P13"><text:bookmark-start text:name="TRequiredApprovals"/>This document requires following approvals. Signed approval forms are filed in the Quality section of the PCB.<text:bookmark-end text:name="TRequiredApprovals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7"><text:bookmark-start text:name="TName"/>Name<text:bookmark-end text:name="TName"/></text:p>
          </table:table-cell>
          <table:table-cell table:style-name="Tabelle3.B1" office:value-type="string">
            <text:p text:style-name="P17"><text:bookmark-start text:name="TTitle"/>Title<text:bookmark-end text:name="TTitle"/></text:p>
          </table:table-cell>
        </table:table-row>
        <table:table-row table:style-name="Tabelle3.1">
          <table:table-cell table:style-name="Tabelle3.A1" office:value-type="string">
            <text:p text:style-name="P15">(name)</text:p>
          </table:table-cell>
          <table:table-cell table:style-name="Tabelle3.B1" office:value-type="string">
            <text:p text:style-name="P15">(title)</text:p>
          </table:table-cell>
        </table:table-row>
      </table:table>
      <text:p text:style-name="P11"><text:bookmark-start text:name="TDistribution"/>Distribution<text:bookmark-end text:name="TDistribution"/></text:p>
      <text:p text:style-name="P13"><text:bookmark-start text:name="THasBeenDistributedTo"/>This document has been distributed to<text:bookmark-end text:name="THasBeenDistributedTo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7"><text:bookmark-ref text:reference-format="text" text:ref-name="TName">Name</text:bookmark-ref></text:p>
          </table:table-cell>
          <table:table-cell table:style-name="Tabelle4.B1" office:value-type="string">
            <text:p text:style-name="P17"><text:bookmark-ref text:reference-format="text" text:ref-name="TTitle">Title</text:bookmark-ref></text:p>
          </table:table-cell>
        </table:table-row>
        <table:table-row table:style-name="Tabelle4.1">
          <table:table-cell table:style-name="Tabelle4.A1" office:value-type="string">
            <text:p text:style-name="P15">(name)</text:p>
          </table:table-cell>
          <table:table-cell table:style-name="Tabelle4.B1" office:value-type="string">
            <text:p text:style-name="P15">(title)</text:p>
          </table:table-cell>
        </table:table-row>
      </table:table>
      <text:p text:style-name="P12"><text:bookmark-start text:name="TContents"/>Contents<text:bookmark-end text:name="TContents"/></text:p>
      <text:table-of-content text:style-name="Sect1" text:name="Inhaltsverzeichni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2">
            <text:index-source-style text:style-name="Heading_20_2"/>
            <text:index-source-style text:style-name="FCZ_20_Überschrift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6">1. Licence<text:tab/>3</text:p>
          <text:p text:style-name="P26">2. Requirement Analysis<text:tab/>3</text:p>
          <text:p text:style-name="P26">3. Use Case Analysis<text:tab/>3</text:p>
          <text:p text:style-name="P27">3.1 Processes<text:tab/>3</text:p>
          <text:p text:style-name="P26">4. Domain Analysis<text:tab/>4</text:p>
        </text:index-body>
      </text:table-of-content>
      <text:p text:style-name="P5"><text:bookmark-start text:name="INSERT_HERE"/><text:bookmark-end text:name="INSERT_HERE"/></text:p>
      <text:h text:style-name="P22" text:outline-level="1">Licence</text:h>
      <text:p text:style-name="P3">&lt;&lt;Licence text&gt;&gt;</text:p>
      <text:p text:style-name="P3"/>
      <text:h text:style-name="Heading_20_1" text:outline-level="1">Requirement Analysis</text:h>
      <text:section text:style-name="Sect1" text:name="file:///C:/Dokumente%20und%20Einstellungen/Giuseppe/Eigene%20Dateien/My%20Projects/IBM_BAM/docs/texts/Goals.rtf" text:protected="true">
        <text:section-source xlink:href="../../../../../../../../../../../../../Dokumente%20und%20Einstellungen/Giuseppe/Eigene%20Dateien/My%20Projects/IBM_BAM/docs/texts/Goals.rtf"/>
        <text:p text:style-name="Text_20_body"/>
      </text:section>
      <text:section text:style-name="Sect2" text:name="Bereich1">
        <text:p text:style-name="P6"/>
        <text:section text:style-name="Sect1" text:name="file:///C:/Dokumente%20und%20Einstellungen/Giuseppe/Eigene%20Dateien/My%20Projects/IBM_BAM/docs/texts/RequirementList.rtf" text:protected="true">
          <text:section-source xlink:href="../../../../../../../../../../../../../Dokumente%20und%20Einstellungen/Giuseppe/Eigene%20Dateien/My%20Projects/IBM_BAM/docs/texts/RequirementList.rtf"/>
          <text:p text:style-name="Text_20_body"/>
        </text:section>
      </text:section>
      <text:section text:style-name="Sect2" text:name="Bereich2">
        <text:p text:style-name="P6"/>
        <text:section text:style-name="Sect1" text:name="file:///C:/Dokumente%20und%20Einstellungen/Giuseppe/Eigene%20Dateien/My%20Projects/IBM_BAM/docs/texts/Requirement.rtf" text:protected="true">
          <text:section-source xlink:href="../../../../../../../../../../../../../Dokumente%20und%20Einstellungen/Giuseppe/Eigene%20Dateien/My%20Projects/IBM_BAM/docs/texts/Requirement.rtf"/>
          <text:p text:style-name="Text_20_body"/>
        </text:section>
      </text:section>
      <text:section text:style-name="Sect2" text:name="Bereich3">
        <text:p text:style-name="P6"/>
        <text:section text:style-name="Sect1" text:name="file:///C:/Dokumente%20und%20Einstellungen/Giuseppe/Eigene%20Dateien/My%20Projects/IBM_BAM/docs/texts/features.rtf" text:protected="true">
          <text:section-source xlink:href="../../../../../../../../../../../../../Dokumente%20und%20Einstellungen/Giuseppe/Eigene%20Dateien/My%20Projects/IBM_BAM/docs/texts/features.rtf"/>
          <text:p text:style-name="Text_20_body"/>
        </text:section>
      </text:section>
      <text:section text:style-name="Sect2" text:name="Bereich4">
        <text:p text:style-name="P6"/>
        <text:p text:style-name="P6"/>
        <text:h text:style-name="P21" text:outline-level="1">Use Case Analysis</text:h>
        <text:p text:style-name="P3"/>
        <text:h text:style-name="P24" text:outline-level="2">Processes</text:h>
        <text:p text:style-name="P3"/>
        <table:table table:name="UseCase" table:style-name="UseCase">
          <table:table-column table:style-name="UseCase.A"/>
          <table:table-column table:style-name="UseCase.B"/>
          <table:table-header-rows>
            <table:table-row>
              <table:table-cell table:style-name="UseCase.A1" office:value-type="string">
                <text:p text:style-name="Table_20_Heading">Key</text:p>
              </table:table-cell>
              <table:table-cell table:style-name="UseCase.B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UseCase.A2" office:value-type="string">
              <text:p text:style-name="Table_20_Contents">&lt;&lt;Key&gt;&gt;</text:p>
            </table:table-cell>
            <table:table-cell table:style-name="UseCase.B2" office:value-type="string">
              <text:p text:style-name="Table_20_Contents">&lt;&lt;Value&gt;&gt;</text:p>
            </table:table-cell>
          </table:table-row>
        </table:table>
        <text:p text:style-name="Table">Tabelle <text:sequence text:ref-name="refTable0" text:name="Table" text:formula="ooow:Table+1" style:num-format="1">3.1</text:sequence></text:p>
        <text:p text:style-name="P3"/>
        <text:p text:style-name="P3"/>
        <text:p text:style-name="P3"/>
        <text:p text:style-name="P6"/>
        <text:section text:style-name="Sect1" text:name="file:///C:/Dokumente%20und%20Einstellungen/Giuseppe/Eigene%20Dateien/My%20Projects/IBM_BAM/docs/texts/useCaselist.rtf" text:protected="true">
          <text:section-source xlink:href="../../../../../../../../../../../../../Dokumente%20und%20Einstellungen/Giuseppe/Eigene%20Dateien/My%20Projects/IBM_BAM/docs/texts/useCaselist.rtf"/>
          <text:p text:style-name="Text_20_body"/>
        </text:section>
      </text:section>
      <text:section text:style-name="Sect2" text:name="Bereich5">
        <text:p text:style-name="P3"/>
        <text:section text:style-name="Sect1" text:name="file:///C:/Dokumente%20und%20Einstellungen/Giuseppe/Eigene%20Dateien/My%20Projects/IBM_BAM/docs/texts/useCaseDiagram.rtf" text:protected="true">
          <text:section-source xlink:href="../../../../../../../../../../../../../Dokumente%20und%20Einstellungen/Giuseppe/Eigene%20Dateien/My%20Projects/IBM_BAM/docs/texts/useCaseDiagram.rtf"/>
          <text:p text:style-name="Text_20_body"/>
        </text:section>
      </text:section>
      <text:section text:style-name="Sect2" text:name="Bereich6">
        <text:p text:style-name="P3"/>
        <text:p text:style-name="P3"/>
        <text:p text:style-name="P3"/>
        <text:h text:style-name="P23" text:outline-level="1">Domain Analysis</text:h>
        <text:p text:style-name="Standard">Insert here the Domain analysis.</text:p>
        <text:section text:style-name="Sect1" text:name="file:///C:/Dokumente%20und%20Einstellungen/Giuseppe/Eigene%20Dateien/My%20Projects/IBM_BAM/docs/texts/glossary.rtf" text:protected="true">
          <text:section-source xlink:href="../../../../../../../../../../../../../Dokumente%20und%20Einstellungen/Giuseppe/Eigene%20Dateien/My%20Projects/IBM_BAM/docs/texts/glossary.rtf"/>
          <text:p text:style-name="Text_20_body"/>
        </text:section>
      </text:section>
      <text:section text:style-name="Sect3" text:name="Bereich7"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margin-top="0.1665in" fo:margin-bottom="0.4165in" fo:text-align="center" style:justify-single-word="false" fo:orphans="0" fo:widows="0" style:punctuation-wrap="hanging" style:vertical-align="auto"/>
      <style:text-properties fo:font-size="8pt" fo:font-style="italic" style:font-size-asian="8pt" style:font-style-asian="italic" style:font-name-complex="Arial" style:font-size-complex="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default-outline-level="1" style:class="text">
      <style:paragraph-properties fo:orphans="0" fo:widows="0" style:text-autospace="none"/>
      <style:text-properties fo:color="#004080" style:font-name="Arial" fo:font-size="16pt" fo:language="en" fo:country="US" fo:font-weight="bold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default-outline-level="2" style:class="text">
      <style:paragraph-properties fo:orphans="0" fo:widows="0" style:text-autospace="none"/>
      <style:text-properties fo:color="#004080" style:font-name="Arial" fo:font-size="14pt" fo:language="en" fo:country="US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Heading_20_3" style:display-name="Heading 3" style:family="paragraph" style:default-outline-level="3" style:class="text">
      <style:paragraph-properties fo:orphans="0" fo:widows="0" style:text-autospace="none"/>
      <style:text-properties fo:color="#004080" style:font-name="Arial" fo:font-size="13pt" fo:language="en" fo:country="US" fo:font-weight="bold" style:font-name-asian="Arial" style:font-size-asian="13pt" style:font-weight-asian="bold" style:font-name-complex="Arial" style:font-size-complex="13pt" style:language-complex="ar" style:country-complex="SA" style:font-weight-complex="bold"/>
    </style:style>
    <style:style style:name="Heading_20_4" style:display-name="Heading 4" style:family="paragraph" style:default-outline-level="4" style:class="text">
      <style:paragraph-properties fo:orphans="0" fo:widows="0" style:text-autospace="none"/>
      <style:text-properties fo:color="#004080" style:font-name="Times New Roman" fo:font-size="13pt" fo:language="en" fo:country="US" fo:font-weight="bold" style:font-name-asian="Arial" style:font-size-asian="13pt" style:font-weight-asian="bold" style:font-name-complex="Times New Roman" style:font-size-complex="13pt" style:language-complex="ar" style:country-complex="SA" style:font-weight-complex="bold"/>
    </style:style>
    <style:style style:name="Heading_20_5" style:display-name="Heading 5" style:family="paragraph" style:default-outline-level="5" style:class="text">
      <style:paragraph-properties fo:orphans="0" fo:widows="0" style:text-autospace="none"/>
      <style:text-properties fo:color="#004080" style:font-name="Times New Roman" fo:font-size="13pt" fo:language="en" fo:country="US" fo:font-style="italic" fo:font-weight="bold" style:font-name-asian="Arial" style:font-size-asian="13pt" style:font-style-asian="italic" style:font-weight-asian="bold" style:font-name-complex="Times New Roman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default-outline-level="6" style:class="text">
      <style:paragraph-properties fo:orphans="0" fo:widows="0" style:text-autospace="none"/>
      <style:text-properties fo:color="#004080" style:font-name="Times New Roman" fo:font-size="11pt" fo:language="en" fo:country="US" fo:font-weight="bold" style:font-name-asian="Arial" style:font-size-asian="11pt" style:font-weight-asian="bold" style:font-name-complex="Times New Roman" style:font-size-complex="11pt" style:language-complex="ar" style:country-complex="SA" style:font-weight-complex="bold"/>
    </style:style>
    <style:style style:name="Heading_20_7" style:display-name="Heading 7" style:family="paragraph" style:default-outline-level="7" style:class="text">
      <style:paragraph-properties fo:orphans="0" fo:widows="0" style:text-autospace="none"/>
      <style:text-properties fo:color="#004080" style:font-name="Times New Roman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_20_8" style:display-name="Heading 8" style:family="paragraph" style:default-outline-level="8" style:class="text">
      <style:paragraph-properties fo:orphans="0" fo:widows="0" style:text-autospace="none"/>
      <style:text-properties fo:color="#004080" style:font-name="Times New Roman" fo:font-size="12pt" fo:language="en" fo:country="US" fo:font-style="italic" style:font-name-asian="Arial" style:font-size-asian="12pt" style:font-style-asian="italic" style:font-name-complex="Times New Roman" style:font-size-complex="12pt" style:language-complex="ar" style:country-complex="SA" style:font-style-complex="italic"/>
    </style:style>
    <style:style style:name="Heading_20_9" style:display-name="Heading 9" style:family="paragraph" style:default-outline-level="9" style:class="text">
      <style:paragraph-properties fo:orphans="0" fo:widows="0" style:text-autospace="none"/>
      <style:text-properties fo:color="#004080" style:font-name="Arial" fo:font-size="11pt" fo:language="en" fo:country="US" style:font-name-asian="Arial" style:font-size-asian="11pt" style:font-name-complex="Arial" style:font-size-complex="11pt" style:language-complex="ar" style:country-complex="SA"/>
    </style:style>
    <style:style style:name="Header" style:family="paragraph" style:class="extra">
      <style:paragraph-properties fo:orphans="0" fo:widows="0" style:text-autospace="none">
        <style:tab-stops>
          <style:tab-stop style:position="3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Footer" style:family="paragraph" style:class="extra">
      <style:paragraph-properties fo:orphans="0" fo:widows="0" style:text-autospace="none">
        <style:tab-stops>
          <style:tab-stop style:position="3in"/>
        </style:tab-stops>
      </style:paragraph-properties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193in" fo:margin-right="0.0193in" fo:margin-top="0in" fo:margin-bottom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Formatvorlage" style:family="paragraph">
      <style:paragraph-properties fo:orphans="0" fo:widows="0" style:text-autospace="none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FCZ_20_Tabellenüberschrift" style:display-name="FCZ Tabellenüberschrift" style:family="paragraph">
      <style:paragraph-properties fo:margin-left="0.0398in" fo:margin-right="0in" fo:margin-top="0.0835in" fo:margin-bottom="0.028in" fo:line-height="130%" fo:orphans="0" fo:widows="0" fo:text-indent="0in" style:auto-text-indent="false" style:text-autospace="none"/>
      <style:text-properties style:use-window-font-color="true" style:font-name="Arial" fo:font-size="9pt" fo:letter-spacing="0.0043in" fo:language="en" fo:country="US" fo:font-weight="bold" style:font-name-asian="Arial" style:font-size-asian="9pt" style:font-weight-asian="bold" style:font-name-complex="Arial" style:font-size-complex="9pt" style:language-complex="ar" style:country-complex="SA" style:font-weight-complex="bold"/>
    </style:style>
    <style:style style:name="FCZ_20_Tabellentext" style:display-name="FCZ Tabellentext" style:family="paragraph">
      <style:paragraph-properties fo:margin-left="0.0398in" fo:margin-right="0in" fo:margin-top="0.0555in" fo:margin-bottom="0.0417in" fo:orphans="0" fo:widows="0" fo:text-indent="0in" style:auto-text-indent="false" style:text-autospace="none"/>
      <style:text-properties style:use-window-font-color="true" style:font-name="Arial" fo:font-size="9pt" fo:language="en" fo:country="US" style:font-name-asian="Arial" style:font-size-asian="9pt" style:font-name-complex="Arial" style:font-size-complex="9pt" style:language-complex="ar" style:country-complex="SA"/>
    </style:style>
    <style:style style:name="FCZ_20_Überschrift_20_2" style:display-name="FCZ Überschrift 2" style:family="paragraph">
      <style:paragraph-properties fo:margin-top="0.1665in" fo:margin-bottom="0.0835in" fo:text-align="justify" style:justify-single-word="false" fo:keep-together="always" fo:orphans="0" fo:widows="0" fo:keep-with-next="always" style:text-autospace="none">
        <style:tab-stops>
          <style:tab-stop style:position="0in"/>
        </style:tab-stops>
      </style:paragraph-properties>
      <style:text-properties style:use-window-font-color="true" style:font-name="Arial" fo:font-size="14pt" fo:language="en" fo:country="US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FCZ_20_Grafik" style:display-name="FCZ Grafik" style:family="paragraph">
      <style:paragraph-properties fo:margin-top="0.25in" fo:margin-bottom="0in" fo:text-align="center" style:justify-single-word="false" fo:orphans="0" fo:widows="0" style:text-autospace="none"/>
      <style:text-properties style:use-window-font-color="true" style:font-name="Arial" fo:font-size="11pt" fo:language="en" fo:country="US" style:font-name-asian="Arial" style:font-size-asian="11pt" style:font-name-complex="Arial" style:font-size-complex="11pt" style:language-complex="ar" style:country-complex="SA"/>
    </style:style>
    <style:style style:name="TOC_20_1" style:display-name="TOC 1" style:family="paragraph">
      <style:paragraph-properties fo:orphans="0" fo:widows="0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2" style:display-name="TOC 2" style:family="paragraph">
      <style:paragraph-properties fo:margin-left="0.12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3" style:display-name="TOC 3" style:family="paragraph">
      <style:paragraph-properties fo:margin-left="0.2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4" style:display-name="TOC 4" style:family="paragraph">
      <style:paragraph-properties fo:margin-left="0.37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5" style:display-name="TOC 5" style:family="paragraph">
      <style:paragraph-properties fo:margin-left="0.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6" style:display-name="TOC 6" style:family="paragraph">
      <style:paragraph-properties fo:margin-left="0.62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7" style:display-name="TOC 7" style:family="paragraph">
      <style:paragraph-properties fo:margin-left="0.75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8" style:display-name="TOC 8" style:family="paragraph">
      <style:paragraph-properties fo:margin-left="0.8752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TOC_20_9" style:display-name="TOC 9" style:family="paragraph">
      <style:paragraph-properties fo:margin-left="1in" fo:margin-right="0in" fo:orphans="0" fo:widows="0" fo:text-indent="0in" style:auto-text-indent="false" style:text-autospace="none"/>
      <style:text-properties fo:color="#000000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 style:list-style-name="WW8StyleNum">
      <style:paragraph-properties fo:margin-left="0.25in" fo:margin-right="0in" fo:orphans="0" fo:widows="0" fo:text-indent="-0.25in" style:auto-text-indent="false" style:text-autospace="none"/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Bulleted_20_List" style:display-name="Bulleted List" style:family="paragraph" style:list-style-name="WW8StyleNum1">
      <style:paragraph-properties fo:margin-left="0.25in" fo:margin-right="0in" fo:orphans="0" fo:widows="0" fo:text-indent="-0.25in" style:auto-text-indent="false" style:text-autospace="none"/>
      <style:text-properties fo:color="#000000" style:font-name="Arial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Textkörper_20_3" style:display-name="Textkörper 3" style:family="paragraph" style:parent-style-name="Standard">
      <style:paragraph-properties fo:orphans="0" fo:widows="0" style:punctuation-wrap="hanging" style:vertical-align="auto"/>
      <style:text-properties fo:color="#000000" fo:font-size="8pt" style:font-size-asian="8pt" style:font-size-complex="8pt"/>
    </style:style>
    <style:style style:name="Fuß_2f_-Endnotenüberschrift" style:display-name="Fuß/-Endnotenüberschrift" style:family="paragraph" style:parent-style-name="Standard" style:next-style-name="Standard">
      <style:paragraph-properties fo:margin-top="0in" fo:margin-bottom="0in" fo:orphans="0" fo:widows="0" style:punctuation-wrap="hanging" style:vertical-align="auto"/>
      <style:text-properties fo:color="#000000"/>
    </style:style>
    <style:style style:name="Nur_20_Text" style:display-name="Nur Text" style:family="paragraph" style:parent-style-name="Standard">
      <style:paragraph-properties fo:margin-top="0in" fo:margin-bottom="0in" fo:orphans="0" fo:widows="0" style:punctuation-wrap="hanging" style:vertical-align="auto"/>
      <style:text-properties fo:color="#000000" style:font-name="Courier New" style:font-name-complex="Courier New"/>
    </style:style>
    <style:style style:name="Code" style:family="paragraph">
      <style:paragraph-properties fo:orphans="0" fo:widows="0" style:text-autospace="none"/>
      <style:text-properties fo:color="#000000" style:font-name="Courier New" fo:font-size="9pt" fo:language="en" fo:country="US" style:font-name-asian="Arial" style:font-size-asian="9pt" style:font-name-complex="Courier New" style:font-size-complex="9pt" style:language-complex="ar" style:country-complex="SA"/>
    </style:style>
    <style:style style:name="List_20_Header" style:display-name="List Header" style:family="paragraph">
      <style:paragraph-properties fo:orphans="0" fo:widows="0" style:text-autospace="none"/>
      <style:text-properties fo:color="#0000a0" style:font-name="Arial" fo:font-size="10pt" fo:language="en" fo:country="US" fo:font-style="italic" fo:font-weight="bold" style:font-name-asian="Arial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fo:font-size="14pt" fo:font-weight="bold" style:font-size-asian="14pt" style:font-weight-asian="bold" style:font-size-complex="14pt" style:font-weight-complex="bold"/>
    </style:style>
    <style:style style:name="WW8Num12z0" style:family="text">
      <style:text-properties fo:font-size="14pt" fo:font-weight="bold" style:font-size-asian="14pt" style:font-weight-asian="bold" style:font-size-complex="14pt" style:font-weight-complex="bold"/>
    </style:style>
    <style:style style:name="WW8Num13z0" style:family="text">
      <style:text-properties fo:color="#0f0f0f" fo:font-size="13pt" fo:font-weight="bold" style:font-size-asian="13pt" style:font-weight-asian="bold" style:font-size-complex="13pt" style:font-weight-complex="bold"/>
    </style:style>
    <style:style style:name="WW8Num14z0" style:family="text">
      <style:text-properties fo:color="#0f0f0f" fo:font-size="13pt" fo:font-weight="bold" style:font-size-asian="13pt" style:font-weight-asian="bold" style:font-size-complex="13pt" style:font-weight-complex="bold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SBookmark" style:family="text">
      <style:text-properties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FCZ_20_Tabellenüberschrift_20_Char" style:display-name="FCZ Tabellenüberschrift Char" style:family="text">
      <style:text-properties fo:font-size="9pt" fo:letter-spacing="0.0043in" fo:font-weight="bold" style:font-size-asian="9pt" style:font-weight-asian="bold" style:font-name-complex="Arial" style:font-size-complex="9pt" style:font-weight-complex="bold"/>
    </style:style>
    <style:style style:name="FCZ_20_Tabellentext_20_Char" style:display-name="FCZ Tabellentext Char" style:family="text">
      <style:text-properties fo:font-size="11pt" style:font-size-asian="11pt" style:font-name-complex="Arial" style:font-size-complex="11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Absatz-Standardschriftar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Emphasis" style:family="text" style:parent-style-name="Absatz-Standardschriftart">
      <style:text-properties fo:color="#00000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ield_20_Label" style:display-name="Field Label" style:family="text">
      <style:text-properties fo:color="#00408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able_20_Heading" style:display-name="Table Heading" style:family="text">
      <style:text-properties fo:color="#000000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Object_20_type" style:display-name="Object type" style:family="text"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5625in" table:align="left" style:writing-mode="lr-tb"/>
    </style:style>
    <style:style style:name="Tabelle5.A" style:family="table-column">
      <style:table-column-properties style:column-width="2.125in"/>
    </style:style>
    <style:style style:name="Tabelle5.B" style:family="table-column">
      <style:table-column-properties style:column-width="2.25in"/>
    </style:style>
    <style:style style:name="Tabelle5.C" style:family="table-column">
      <style:table-column-properties style:column-width="2.1875in"/>
    </style:style>
    <style:style style:name="Tabelle5.1" style:family="table-row">
      <style:table-row-properties style:min-row-height="0.1597in" style:keep-together="true" fo:keep-together="auto"/>
    </style:style>
    <style:style style:name="Tabelle5.A1" style:family="table-cell">
      <style:table-cell-properties style:vertical-align="top" fo:padding-left="0.0417in" fo:padding-right="0.0417in" fo:padding-top="0in" fo:padding-bottom="0in" fo:border-left="none" fo:border-right="none" fo:border-top="none" fo:border-bottom="0.0007in solid #000000" style:writing-mode="lr-tb"/>
    </style:style>
    <style:style style:name="Tabelle6" style:family="table">
      <style:table-properties style:width="6.5in" table:align="left" style:writing-mode="lr-tb"/>
    </style:style>
    <style:style style:name="Tabelle6.A" style:family="table-column">
      <style:table-column-properties style:column-width="2.4375in"/>
    </style:style>
    <style:style style:name="Tabelle6.B" style:family="table-column">
      <style:table-column-properties style:column-width="1.5625in"/>
    </style:style>
    <style:style style:name="Tabelle6.C" style:family="table-column">
      <style:table-column-properties style:column-width="2.5in"/>
    </style:style>
    <style:style style:name="Tabelle6.1" style:family="table-row">
      <style:table-row-properties style:min-row-height="0.1271in" style:keep-together="true" fo:keep-together="auto"/>
    </style:style>
    <style:style style:name="Tabelle6.A1" style:family="table-cell">
      <style:table-cell-properties style:vertical-align="top" fo:padding-left="0.0417in" fo:padding-right="0.0417in" fo:padding-top="0in" fo:padding-bottom="0in" fo:border-left="none" fo:border-right="none" fo:border-top="none" fo:border-bottom="0.0007in solid #000000" style:writing-mode="lr-tb"/>
    </style:style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="0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="0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align="start" style:justify-single-word="false" fo:text-indent="0.9846in" style:auto-text-indent="false">
        <style:tab-stops>
          <style:tab-stop style:position="1.6898in"/>
        </style:tab-stops>
      </style:paragraph-properties>
    </style:style>
    <style:style style:name="MP5" style:family="paragraph" style:parent-style-name="Header">
      <style:paragraph-properties style:snap-to-layout-grid="false"/>
      <style:text-properties style:text-underline-style="solid" style:text-underline-width="auto" style:text-underline-color="font-color"/>
    </style:style>
    <style:style style:name="MP6" style:family="paragraph" style:parent-style-name="Header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Header">
      <style:paragraph-properties fo:text-align="end" style:justify-single-word="false"/>
    </style:style>
    <style:style style:name="MT1" style:family="text">
      <style:text-properties fo:font-size="12pt" fo:language="en" fo:country="GB" fo:font-weight="bold" style:font-size-asian="12pt" style:font-weight-asian="bold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T4" style:family="text">
      <style:text-properties style:text-underline-style="solid" style:text-underline-width="auto" style:text-underline-color="font-color"/>
    </style:style>
    <style:style style:name="M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8402in" fo:margin-left="0in" fo:margin-right="0in" fo:margin-top="0.8016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Rahmen1" text:anchor-type="paragraph" svg:y="0.0008in" fo:min-width="0.0161in" draw:z-index="2"><draw:text-box fo:min-height="0.1457in"><text:p text:style-name="MP2"/></draw:text-box></draw:frame><draw:frame draw:style-name="Mfr2" draw:name="Rahmen2" text:anchor-type="paragraph" svg:y="0.0008in" svg:width="0.8661in" svg:height="0.4335in" draw:z-index="5"><draw:text-box><text:p text:style-name="MP3"><text:bookmark text:name="prop_Logo"/><draw:frame draw:style-name="Mfr3" draw:name="Grafik2" text:anchor-type="as-char" svg:width="0.4638in" svg:height="0.4638in" draw:z-index="8"><draw:image xlink:href="Pictures/100002000000003000000030813FE820.png" xlink:type="simple" xlink:show="embed" xlink:actuate="onLoad"/></draw:frame></text:p></draw:text-box></draw:frame><text:bookmark-start text:name="prop_SecCust"/> <text:bookmark-end text:name="prop_SecCust"/>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span text:style-name="MT1"><text:tab/></text:span><text:span text:style-name="MT1"><text:title>Title</text:title></text:span></text:p>
      </style:header>
      <style:footer>
        <text:p text:style-name="Footer"><text:bookmark-start text:name="LDocument"/><text:span text:style-name="MT2">Document:</text:span><text:bookmark-end text:name="LDocument"/><text:span text:style-name="MT2"><text:tab/></text:span><text:bookmark-start text:name="prop_Document"/><text:span text:style-name="MT2"><text:file-name text:display="name-and-extension">Olympos_complete_Analysis_Documentation_template.odt</text:file-name></text:span><text:bookmark-end text:name="prop_Document"/><text:span text:style-name="MT2"><text:tab/></text:span><text:bookmark-start text:name="LDate"/><text:span text:style-name="MT2">Date:</text:span><text:bookmark-end text:name="LDate"/><text:span text:style-name="MT2"> <text:s/></text:span><text:span text:style-name="MT2"><text:date style:data-style-name="N37" text:date-value="2011-04-28T08:25:00" text:fixed="true">28/04/11</text:date></text:span><text:span text:style-name="MT2"><text:line-break/></text:span><text:bookmark-start text:name="LPath"/><text:span text:style-name="MT2">Path:</text:span><text:bookmark-end text:name="LPath"/><text:span text:style-name="MT3"><text:tab/></text:span><text:bookmark-start text:name="prop_Path"/><text:span text:style-name="MT2"><text:file-name text:display="full">/home/eeadmin/Documents/my projects/Olympos/scr/trunk/olympos/chronos/Projecttemplate/docs/texts/Olympos_complete_Analysis_Documentation_template.odt</text:file-name></text:span><text:bookmark-end text:name="prop_Path"/><text:span text:style-name="MT2"><text:tab/></text:span><text:bookmark-start text:name="LVersion"/><text:span text:style-name="MT2">Version:</text:span><text:bookmark-end text:name="LVersion"/><text:span text:style-name="MT2"> <text:s/></text:span><text:bookmark-start text:name="prop_Version"/><text:span text:style-name="MT2"><text:user-defined style:data-style-name="N0" text:name="Version">V1.0.0A</text:user-defined></text:span><text:bookmark-end text:name="prop_Version"/><text:span text:style-name="MT2"><text:line-break/></text:span><text:bookmark text:name="LArchive"/><text:span text:style-name="MT2"><text:tab/></text:span><text:bookmark text:name="prop_Archive"/><text:span text:style-name="MT2"><text:line-break/></text:span><text:bookmark-start text:name="LOwner"/><text:span text:style-name="MT2">Owner:</text:span><text:bookmark-end text:name="LOwner"/><text:span text:style-name="MT2"><text:tab/></text:span><text:span text:style-name="MT2"><text:user-defined style:data-style-name="N0" text:name="Owner">modify Owner</text:user-defined></text:span><text:span text:style-name="MT2"><text:tab/></text:span><text:bookmark-start text:name="LStatus"/><text:span text:style-name="MT2">Status:</text:span><text:bookmark-end text:name="LStatus"/><text:span text:style-name="MT2"> <text:s/></text:span><text:span text:style-name="MT2"><text:user-defined style:data-style-name="N0" text:name="Status">Draft</text:user-defined></text:span></text:p>
        <text:p text:style-name="Footer"><text:bookmark-start text:name="LSubject"/><text:span text:style-name="MT2">Subject:</text:span><text:bookmark-end text:name="LSubject"/><text:span text:style-name="MT2"><text:tab/></text:span><text:span text:style-name="MT2"><text:subject>Subject</text:subject></text:span><text:span text:style-name="MT2"> </text:span><text:bookmark text:name="prop_Text1"/><text:span text:style-name="MT2"><text:s text:c="2"/></text:span><text:bookmark text:name="prop_Text2"/><text:span text:style-name="MT2"><text:tab/></text:span><text:bookmark-start text:name="TPage"/><text:span text:style-name="MT2">Page</text:span><text:bookmark-end text:name="TPage"/><text:span text:style-name="MT2"> <text:s/></text:span><text:span text:style-name="Page_20_Number"><text:span text:style-name="MT2"><text:page-number text:select-page="current">4</text:page-number></text:span></text:span><text:span text:style-name="MT2"> </text:span><text:bookmark-start text:name="Tof"/><text:span text:style-name="MT2">of</text:span><text:bookmark-end text:name="Tof"/><text:span text:style-name="MT2"> </text:span><text:span text:style-name="MT2"><text:page-count style:num-format="1">4</text:page-count></text:span></text:p>
      </style:footer>
    </style:master-page>
    <style:master-page style:name="Konvert_20_1" style:display-name="Konvert 1" style:page-layout-name="Mpm1">
      <style:header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row table:style-name="Tabelle5.1">
            <table:table-cell table:style-name="Tabelle5.A1" office:value-type="string">
              <text:p text:style-name="MP5"><text:date style:data-style-name="N116" text:date-value="2011-04-28T08:32:03.99">28 April, 2011</text:date></text:p>
            </table:table-cell>
            <table:table-cell table:style-name="Tabelle5.A1" office:value-type="string">
              <text:p text:style-name="MP6">Diagram Documentation</text:p>
            </table:table-cell>
            <table:table-cell table:style-name="Tabelle5.A1" office:value-type="string">
              <text:p text:style-name="MP7"><text:span text:style-name="MT4">Page: </text:span><text:span text:style-name="MT4"><text:page-number text:select-page="current">4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Konvert_20_2" style:display-name="Konvert 2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MP5"><text:date style:data-style-name="N116" text:date-value="2011-04-28T08:32:03.99">28 April, 2011</text:date></text:p>
            </table:table-cell>
            <table:table-cell table:style-name="Tabelle6.A1" office:value-type="string">
              <text:p text:style-name="MP6">Model Glossary</text:p>
            </table:table-cell>
            <table:table-cell table:style-name="Tabelle6.A1" office:value-type="string">
              <text:p text:style-name="MP7"><text:span text:style-name="MT4">Page: </text:span><text:span text:style-name="MT4"><text:page-number text:select-page="current">4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le</dc:title>
    <dc:subject>Subject</dc:subject>
    <dc:description>this is the long description of the text</dc:description>
    <meta:initial-creator>Giuseppe Platania</meta:initial-creator>
    <meta:creation-date>2008-03-12T17:24:00</meta:creation-date>
    <dc:creator>Giuseppe Platania</dc:creator>
    <dc:date>2011-04-28T08:32:04</dc:date>
    <meta:editing-cycles>13</meta:editing-cycles>
    <meta:generator>LibreOffice/3.3$Linux LibreOffice_project/330m19$Build-202</meta:generator>
    <meta:editing-duration>PT33M29S</meta:editing-duration>
    <meta:document-statistic meta:table-count="7" meta:image-count="1" meta:object-count="0" meta:page-count="4" meta:paragraph-count="63" meta:word-count="208" meta:character-count="1511"/>
    <meta:user-defined meta:name="Author">Giuseppe Platania</meta:user-defined>
    <meta:user-defined meta:name="Checked by">Author:</meta:user-defined>
    <meta:user-defined meta:name="Date">12/03/2008</meta:user-defined>
    <meta:user-defined meta:name="DateSequence">dmy</meta:user-defined>
    <meta:user-defined meta:name="ID" meta:value-type="string">pmmful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customer" meta:value-type="string">Customer:</meta:user-defined>
    <meta:user-defined meta:name="Logo" meta:value-type="string">%IMAGE%C:\Documents and Settings\Administrator\My Documents\my projects\Olympos\graphic\olimpos.gif</meta:user-defined>
    <meta:user-defined meta:name="LongDate" meta:value-type="string">March 12, 2008</meta:user-defined>
    <meta:user-defined meta:name="MonthNo" meta:value-type="string">3</meta:user-defined>
    <meta:user-defined meta:name="Owner" meta:value-type="string">modify Owner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modify the subject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IBM</meta:user-defined>
    <meta:user-defined meta:name="customer" meta:value-type="string">IBM</meta:user-defined>
    <meta:user-defined meta:name="dateformat" meta:value-type="string">dd/mm/yyyy</meta:user-defined>
    <meta:user-defined meta:name="projectname" meta:value-type="string">ARC - Eclipse Strategy</meta:user-defined>
    <meta:user-defined meta:name="securityclass" meta:value-type="string">UNCLS</meta:user-defined>
  </office:meta>
</office:document-meta>
</file>